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411cm"/>
    </style:style>
    <style:style style:name="Tabla1.D" style:family="table-column">
      <style:table-column-properties style:column-width="2.113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0c3e44" officeooo:paragraph-rsid="000c3e44" style:font-style-asian="italic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c3e44" officeooo:paragraph-rsid="000c3e44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text-properties style:font-name="Arial" fo:font-style="italic" officeooo:rsid="000c95b7" officeooo:paragraph-rsid="000c95b7" style:font-style-asian="italic" style:font-name-complex="Arial"/>
    </style:style>
    <style:style style:name="P12" style:family="paragraph" style:parent-style-name="Standard">
      <style:text-properties style:font-name="Arial" fo:font-style="italic" officeooo:rsid="000c3e44" officeooo:paragraph-rsid="000c3e44" style:font-style-asian="italic" style:font-name-complex="Arial"/>
    </style:style>
    <style:style style:name="P13" style:family="paragraph" style:parent-style-name="Standard">
      <style:paragraph-properties style:snap-to-layout-grid="false"/>
      <style:text-properties style:font-name="Arial" style:text-underline-style="none" fo:font-weight="bold" style:font-weight-asian="bold" style:font-name-complex="Arial"/>
    </style:style>
    <style:style style:name="P14" style:family="paragraph" style:parent-style-name="Heading_20_1">
      <style:text-properties fo:font-size="12pt" style:font-size-asian="12pt"/>
    </style:style>
    <style:style style:name="P15" style:family="paragraph" style:parent-style-name="Heading_20_1">
      <style:text-properties fo:font-size="12pt" fo:font-weight="normal" style:font-size-asian="12pt" style:font-weight-asian="normal"/>
    </style:style>
    <style:style style:name="P16" style:family="paragraph" style:parent-style-name="Heading_20_3">
      <style:text-properties officeooo:rsid="000a75db" officeooo:paragraph-rsid="000a75db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0c95b7"/>
    </style:style>
    <style:style style:name="T4" style:family="text">
      <style:text-properties officeooo:rsid="000e88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4" text:outline-level="1">Actor</text:h>
          </table:table-cell>
          <table:table-cell table:style-name="Tabla1.B1" table:number-columns-spanned="4" office:value-type="string">
            <text:h text:style-name="P16" text:outline-level="3">Encargad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6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6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6">Administrador:<text:span text:style-name="T4">Negocia y tramita temas de gestión de horarios y logística.</text:span></text:p>
            <text:p text:style-name="P6">Banco:<text:span text:style-name="T4">Resuelve posibles problemas relacionados con el pago de los servicios <text:s/>por parte de los clientes.</text:span></text:p>
            <text:p text:style-name="P6">Cliente:<text:span text:style-name="T3">Resuelve posibles problemas y ayuda al cliente cuando el empleado no pudiese resolver alguna cuestión.</text:span></text:p>
            <text:p text:style-name="P6">Empleado:<text:span text:style-name="T3">Supervisa el trabajo del empleado.</text:span></text:p>
            <text:p text:style-name="P6">Repartidor:<text:span text:style-name="T3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1">Pablo Zafra Jiménez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9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9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5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7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7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7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6:26:13.824387393</dc:date>
    <meta:editing-cycles>7</meta:editing-cycles>
    <meta:editing-duration>PT16M22S</meta:editing-duration>
    <meta:generator>LibreOffice/5.4.5.1$Linux_X86_64 LibreOffice_project/40m0$Build-1</meta:generator>
    <meta:document-statistic meta:table-count="3" meta:image-count="0" meta:object-count="0" meta:page-count="1" meta:paragraph-count="28" meta:word-count="149" meta:character-count="1017" meta:non-whitespace-character-count="893"/>
  </office:meta>
</office:document-meta>
</file>